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.43mm" table:align="margins" style:may-break-between-rows="false"/>
    </style:style>
    <style:style style:name="Table1.A" style:family="table-column">
      <style:table-column-properties style:column-width="4.99mm" style:rel-column-width="28620*"/>
    </style:style>
    <style:style style:name="Table1.B" style:family="table-column">
      <style:table-column-properties style:column-width="6.44mm" style:rel-column-width="36915*"/>
    </style:style>
    <style:style style:name="Table1.1" style:family="table-row">
      <style:table-row-properties style:row-height="59.5mm"/>
    </style:style>
    <style:style style:name="Table1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1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2" style:family="table">
      <style:table-properties style:width="183.87mm" table:align="margins" style:may-break-between-rows="false"/>
    </style:style>
    <style:style style:name="Table2.A" style:family="table-column">
      <style:table-column-properties style:column-width="6mm" style:rel-column-width="2137*"/>
    </style:style>
    <style:style style:name="Table2.C" style:family="table-column">
      <style:table-column-properties style:column-width="8.01mm" style:rel-column-width="2854*"/>
    </style:style>
    <style:style style:name="Table2.D" style:family="table-column">
      <style:table-column-properties style:column-width="70.01mm" style:rel-column-width="24952*"/>
    </style:style>
    <style:style style:name="Table2.E" style:family="table-column">
      <style:table-column-properties style:column-width="63.01mm" style:rel-column-width="22456*"/>
    </style:style>
    <style:style style:name="Table2.F" style:family="table-column">
      <style:table-column-properties style:column-width="10mm" style:rel-column-width="3564*"/>
    </style:style>
    <style:style style:name="Table2.G" style:family="table-column">
      <style:table-column-properties style:column-width="20.87mm" style:rel-column-width="7435*"/>
    </style:style>
    <style:style style:name="Table2.1" style:family="table-row">
      <style:table-row-properties style:row-height="14.99mm"/>
    </style:style>
    <style:style style:name="Table2.A1" style:family="table-cell">
      <style:table-cell-properties style:vertical-align="middle" fo:padding="0mm" fo:border-left="none" fo:border-right="none" fo:border-top="none" fo:border-bottom="1.6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2" style:family="table-row">
      <style:table-row-properties style:row-height="7.96mm"/>
    </style:style>
    <style:style style:name="Table2.A2" style:family="table-cell">
      <style:table-cell-properties style:vertical-align="middle" fo:padding="0mm" fo:border-left="none" fo:border-right="none" fo:border-top="none" fo:border-bottom="0.8pt solid #000000"/>
    </style:style>
    <style:style style:name="Table2.B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D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2.A30" style:family="table-cell">
      <style:table-cell-properties style:vertical-align="middle" fo:padding="0mm" fo:border="none"/>
    </style:style>
    <style:style style:name="Table2.B30" style:family="table-cell">
      <style:table-cell-properties style:vertical-align="middle" fo:padding="0mm" fo:border-left="1.6pt solid #000000" fo:border-right="none" fo:border-top="none" fo:border-bottom="none"/>
    </style:style>
    <style:style style:name="Table2.D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4" style:family="table">
      <style:table-properties style:width="183.87mm" table:align="margins" style:may-break-between-rows="false"/>
    </style:style>
    <style:style style:name="Table4.A" style:family="table-column">
      <style:table-column-properties style:column-width="7mm" style:rel-column-width="2495*"/>
    </style:style>
    <style:style style:name="Table4.B" style:family="table-column">
      <style:table-column-properties style:column-width="10mm" style:rel-column-width="3564*"/>
    </style:style>
    <style:style style:name="Table4.C" style:family="table-column">
      <style:table-column-properties style:column-width="23mm" style:rel-column-width="8198*"/>
    </style:style>
    <style:style style:name="Table4.D" style:family="table-column">
      <style:table-column-properties style:column-width="14.99mm" style:rel-column-width="5343*"/>
    </style:style>
    <style:style style:name="Table4.F" style:family="table-column">
      <style:table-column-properties style:column-width="70.01mm" style:rel-column-width="24952*"/>
    </style:style>
    <style:style style:name="Table4.G" style:family="table-column">
      <style:table-column-properties style:column-width="4.99mm" style:rel-column-width="1779*"/>
    </style:style>
    <style:style style:name="Table4.K" style:family="table-column">
      <style:table-column-properties style:column-width="18.91mm" style:rel-column-width="6739*"/>
    </style:style>
    <style:style style:name="Table4.1" style:family="table-row">
      <style:table-row-properties style:row-height="4.94mm"/>
    </style:style>
    <style:style style:name="Table4.A1" style:family="table-cell">
      <style:table-cell-properties style:vertical-align="middle" fo:padding="0mm" fo:border-left="none" fo:border-right="none" fo:border-top="none" fo:border-bottom="0.8pt solid #000000"/>
    </style:style>
    <style:style style:name="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4.A2" style:family="table-cell">
      <style:table-cell-properties style:vertical-align="middle" fo:padding="0mm" fo:border-left="none" fo:border-right="none" fo:border-top="none" fo:border-bottom="1.6pt solid #000000"/>
    </style:style>
    <style:style style:name="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4.F4" style:family="table-cell">
      <style:table-cell-properties style:vertical-align="middle" fo:padding="0mm" fo:border-left="1.6pt solid #000000" fo:border-right="none" fo:border-top="none" fo:border-bottom="none"/>
    </style:style>
    <style:style style:name="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Table4.A8" style:family="table-cell">
      <style:table-cell-properties style:vertical-align="middle" fo:padding-left="1.01mm" fo:padding-right="0mm" fo:padding-top="0mm" fo:padding-bottom="0mm" fo:border="none"/>
    </style:style>
    <style:style style:name="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22pt" fo:font-style="normal" style:font-size-asian="19.25pt" style:font-style-asian="normal" style:font-size-complex="22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90" style:text-rotation-scale="line-height"/>
    </style:style>
    <style:style style:name="P5" style:family="paragraph" style:parent-style-name="Table_20_Contents">
      <style:paragraph-properties fo:text-align="start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90" style:text-rotation-scale="line-height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90" style:text-rotation-scale="line-height" style:text-scale="85%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6pt" fo:font-style="normal" style:font-size-asian="14pt" style:font-style-asian="normal" style:font-size-complex="16pt" style:font-style-complex="normal"/>
    </style:style>
    <style:style style:name="P9" style:family="paragraph" style:parent-style-name="Table_20_Contents"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3" style:family="paragraph" style:parent-style-name="Table_20_Contents"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5" style:family="paragraph" style:parent-style-name="Standard" style:master-page-name="">
      <style:paragraph-properties style:page-number="auto" fo:break-after="page"/>
      <style:text-properties officeooo:paragraph-rsid="002ccd88"/>
    </style:style>
    <style:style style:name="P16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paragraph-rsid="0038315b" style:font-size-asian="12pt" style:font-style-asian="normal" style:font-size-complex="12pt" style:font-style-complex="normal"/>
    </style:style>
    <style:style style:name="T1" style:family="text">
      <style:text-properties officeooo:rsid="0038315b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run-through" style:number-wrapped-paragraphs="no-limit" style:vertical-pos="bottom" style:vertical-rel="page" style:horizontal-pos="from-left" style:horizontal-rel="page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Frame1" text:anchor-type="paragraph" svg:x="8.01mm" svg:y="4.97mm" svg:width="11.99mm" svg:height="120mm" draw:z-index="3"><draw:text-box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0">Перв. примен.</text:p></table:table-cell><table:table-cell table:style-name="Table1.B1" office:value-type="string"><text:p text:style-name="P11"/></table:table-cell></table:table-row><table:table-row table:style-name="Table1.1"><table:table-cell table:style-name="Table1.A2" office:value-type="string"><text:p text:style-name="P10">Справ. №</text:p></table:table-cell><table:table-cell table:style-name="Table1.B2" office:value-type="string"><text:p text:style-name="P11"/></table:table-cell></table:table-row></table:table><text:p text:style-name="Frame_20_contents"/></draw:text-box></draw:frame><draw:frame draw:style-name="fr2" draw:name="Frame2" text:anchor-type="paragraph" svg:x="20mm" svg:y="4.99mm" svg:width="185mm" svg:height="247mm" draw:z-index="4"><draw:text-box><table:table table:name="Table2" table:style-name="Table2"><table:table-column table:style-name="Table2.A" table:number-columns-repeated="2"/><table:table-column table:style-name="Table2.C"/><table:table-column table:style-name="Table2.D"/><table:table-column table:style-name="Table2.E"/><table:table-column table:style-name="Table2.F"/><table:table-column table:style-name="Table2.G"/><table:table-row table:style-name="Table2.1"><table:table-cell table:style-name="Table2.A1" office:value-type="string"><text:p text:style-name="P6">Формат</text:p></table:table-cell><table:table-cell table:style-name="Table2.B1" office:value-type="string"><text:p text:style-name="P5">Зона</text:p></table:table-cell><table:table-cell table:style-name="Table2.B1" office:value-type="string"><text:p text:style-name="P4">Поз.</text:p></table:table-cell><table:table-cell table:style-name="Table2.B1" office:value-type="string"><text:p text:style-name="P7">Обозначение</text:p></table:table-cell><table:table-cell table:style-name="Table2.B1" office:value-type="string"><text:p text:style-name="P7">Наименование</text:p></table:table-cell><table:table-cell table:style-name="Table2.B1" office:value-type="string"><text:p text:style-name="P4">Кол.</text:p></table:table-cell><table:table-cell table:style-name="Table2.B1" office:value-type="string"><text:p text:style-name="P7">Приме-</text:p><text:p text:style-name="P7">чание</text:p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30" office:value-type="string"><text:p text:style-name="P1"/></table:table-cell><table:table-cell table:style-name="Table2.B30" office:value-type="string"><text:p text:style-name="P1"/></table:table-cell><table:table-cell table:style-name="Table2.B30" office:value-type="string"><text:p text:style-name="P1"/></table:table-cell><table:table-cell table:style-name="Table2.D30" office:value-type="string"><text:p text:style-name="P2"/></table:table-cell><table:table-cell table:style-name="Table2.D30" office:value-type="string"><text:p text:style-name="P2"/></table:table-cell><table:table-cell table:style-name="Table2.B30" office:value-type="string"><text:p text:style-name="P1"/></table:table-cell><table:table-cell table:style-name="Table2.B30" office:value-type="string"><text:p text:style-name="P1"/></table:table-cell></table:table-row></table:table><text:p text:style-name="Frame_20_contents"/></draw:text-box></draw:frame><draw:frame draw:style-name="fr3" draw:name="Frame3" text:anchor-type="paragraph" svg:x="8.01mm" svg:y="147mm" svg:width="11.99mm" svg:height="144.99mm" draw:z-index="1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10">Подп. дата</text:p></table:table-cell><table:table-cell table:style-name="Table3.B1" office:value-type="string"><text:p text:style-name="P11"/></table:table-cell></table:table-row><table:table-row table:style-name="Table3.2"><table:table-cell table:style-name="Table3.A1" office:value-type="string"><text:p text:style-name="P10">Инв. № дубл.</text:p></table:table-cell><table:table-cell table:style-name="Table3.B1" office:value-type="string"><text:p text:style-name="P11"/></table:table-cell></table:table-row><table:table-row table:style-name="Table3.2"><table:table-cell table:style-name="Table3.A1" office:value-type="string"><text:p text:style-name="P10">Взам. инв. №</text:p></table:table-cell><table:table-cell table:style-name="Table3.B1" office:value-type="string"><text:p text:style-name="P11"/></table:table-cell></table:table-row><table:table-row table:style-name="Table3.4"><table:table-cell table:style-name="Table3.A1" office:value-type="string"><text:p text:style-name="P10">Подп. и дата</text:p></table:table-cell><table:table-cell table:style-name="Table3.B1" office:value-type="string"><text:p text:style-name="P11"/></table:table-cell></table:table-row><table:table-row table:style-name="Table3.2"><table:table-cell table:style-name="Table3.A5" office:value-type="string"><text:p text:style-name="P10">Инв. № подл.</text:p></table:table-cell><table:table-cell table:style-name="Table3.B5" office:value-type="string"><text:p text:style-name="P11"/></table:table-cell></table:table-row></table:table><text:p text:style-name="Frame_20_contents"/></draw:text-box></draw:frame><draw:frame draw:style-name="fr4" draw:name="Frame4" text:anchor-type="paragraph" svg:x="20mm" svg:y="252.01mm" svg:width="185mm" svg:height="40.01mm" draw:z-index="0"><draw:text-box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B"/><table:table-column table:style-name="Table4.F"/><table:table-column table:style-name="Table4.G" table:number-columns-repeated="3"/><table:table-column table:style-name="Table4.D"/><table:table-column table:style-name="Table4.K"/><table:table-row table:style-name="Table4.1"><table:table-cell table:style-name="Table4.A1" office:value-type="string"><text:p text:style-name="P9"/></table:table-cell><table:table-cell table:style-name="Table4.B1" office:value-type="string"><text:p text:style-name="P9"/></table:table-cell><table:table-cell table:style-name="Table4.B1" office:value-type="string"><text:p text:style-name="P9"/></table:table-cell><table:table-cell table:style-name="Table4.B1" office:value-type="string"><text:p text:style-name="P9"/></table:table-cell><table:table-cell table:style-name="Table4.B1" office:value-type="string"><text:p text:style-name="P9"/></table:table-cell><table:table-cell table:style-name="Table4.F1" table:number-rows-spanned="3" table:number-columns-spanned="6" office:value-type="string"><text:p text:style-name="P3"/></table:table-cell><table:covered-table-cell/><table:covered-table-cell/><table:covered-table-cell/><table:covered-table-cell/><table:covered-table-cell/></table:table-row><table:table-row table:style-name="Table4.1"><table:table-cell table:style-name="Table4.A2" office:value-type="string"><text:p text:style-name="P9"/></table:table-cell><table:table-cell table:style-name="Table4.F1" office:value-type="string"><text:p text:style-name="P9"/></table:table-cell><table:table-cell table:style-name="Table4.F1" office:value-type="string"><text:p text:style-name="P9"/></table:table-cell><table:table-cell table:style-name="Table4.F1" office:value-type="string"><text:p text:style-name="P9"/></table:table-cell><table:table-cell table:style-name="Table4.F1" office:value-type="string"><text:p text:style-name="P9"/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2" office:value-type="string"><text:p text:style-name="P12">Изм.</text:p></table:table-cell><table:table-cell table:style-name="Table4.F1" office:value-type="string"><text:p text:style-name="P12">Лист</text:p></table:table-cell><table:table-cell table:style-name="Table4.F1" office:value-type="string"><text:p text:style-name="P12">№ докум.</text:p></table:table-cell><table:table-cell table:style-name="Table4.F1" office:value-type="string"><text:p text:style-name="P12">Подп.</text:p></table:table-cell><table:table-cell table:style-name="Table4.F1" office:value-type="string"><text:p text:style-name="P12">Дата</text:p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4" table:number-columns-spanned="2" office:value-type="string"><text:p text:style-name="P13">Разраб.</text:p></table:table-cell><table:covered-table-cell/><table:table-cell table:style-name="Table4.C4" office:value-type="string"><text:p text:style-name="P9"/></table:table-cell><table:table-cell table:style-name="Table4.C4" office:value-type="string"><text:p text:style-name="P9"/></table:table-cell><table:table-cell table:style-name="Table4.C4" office:value-type="string"><text:p text:style-name="P9"/></table:table-cell><table:table-cell table:style-name="Table4.F4" table:number-rows-spanned="5" office:value-type="string"><text:p text:style-name="P8"/></table:table-cell><table:table-cell table:style-name="Table4.F1" table:number-columns-spanned="3" office:value-type="string"><text:p text:style-name="P12">Лит.</text:p></table:table-cell><table:covered-table-cell/><table:covered-table-cell/><table:table-cell table:style-name="Table4.F1" office:value-type="string"><text:p text:style-name="P12">Лист</text:p></table:table-cell><table:table-cell table:style-name="Table4.F1" office:value-type="string"><text:p text:style-name="P12">Листов</text:p></table:table-cell></table:table-row><table:table-row table:style-name="Table4.1"><table:table-cell table:style-name="Table4.A4" table:number-columns-spanned="2" office:value-type="string"><text:p text:style-name="P13">Пров.</text:p></table:table-cell><table:covered-table-cell/><table:table-cell table:style-name="Table4.C4" office:value-type="string"><text:p text:style-name="P9"/></table:table-cell><table:table-cell table:style-name="Table4.C4" office:value-type="string"><text:p text:style-name="P9"/></table:table-cell><table:table-cell table:style-name="Table4.C4" office:value-type="string"><text:p text:style-name="P9"/></table:table-cell><table:covered-table-cell/><table:table-cell table:style-name="Table4.F1" office:value-type="string"><text:p text:style-name="P14"/></table:table-cell><table:table-cell table:style-name="Table4.H5" office:value-type="string"><text:p text:style-name="P14"/></table:table-cell><table:table-cell table:style-name="Table4.H5" office:value-type="string"><text:p text:style-name="P14"/></table:table-cell><table:table-cell table:style-name="Table4.F1" office:value-type="string"><text:p text:style-name="P17"><text:span text:style-name="T1">1</text:span></text:p></table:table-cell><table:table-cell table:style-name="Table4.F1" office:value-type="string"><text:p text:style-name="P14"/></table:table-cell></table:table-row><table:table-row table:style-name="Table4.1"><table:table-cell table:style-name="Table4.A4" table:number-columns-spanned="2" office:value-type="string"><text:p text:style-name="P9"/></table:table-cell><table:covered-table-cell/><table:table-cell table:style-name="Table4.C4" office:value-type="string"><text:p text:style-name="P9"/></table:table-cell><table:table-cell table:style-name="Table4.C4" office:value-type="string"><text:p text:style-name="P9"/></table:table-cell><table:table-cell table:style-name="Table4.C4" office:value-type="string"><text:p text:style-name="P9"/></table:table-cell><table:covered-table-cell/><table:table-cell table:style-name="Table4.F4" table:number-rows-spanned="3" table:number-columns-spanned="5" office:value-type="string"><text:p text:style-name="P8"/></table:table-cell><table:covered-table-cell/><table:covered-table-cell/><table:covered-table-cell/><table:covered-table-cell/></table:table-row><table:table-row table:style-name="Table4.1"><table:table-cell table:style-name="Table4.A4" table:number-columns-spanned="2" office:value-type="string"><text:p text:style-name="P13">Н. контр.</text:p></table:table-cell><table:covered-table-cell/><table:table-cell table:style-name="Table4.C4" office:value-type="string"><text:p text:style-name="P9"/></table:table-cell><table:table-cell table:style-name="Table4.C4" office:value-type="string"><text:p text:style-name="P9"/></table:table-cell><table:table-cell table:style-name="Table4.C4" office:value-type="string"><text:p text:style-name="P9"/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8" table:number-columns-spanned="2" office:value-type="string"><text:p text:style-name="P13">Утв.</text:p></table:table-cell><table:covered-table-cell/><table:table-cell table:style-name="Table4.C8" office:value-type="string"><text:p text:style-name="P9"/></table:table-cell><table:table-cell table:style-name="Table4.C8" office:value-type="string"><text:p text:style-name="P9"/></table:table-cell><table:table-cell table:style-name="Table4.C8" office:value-type="string"><text:p text:style-name="P9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5" draw:name="Frame5" text:anchor-type="paragraph" svg:x="95mm" svg:width="110mm" svg:height="4.99mm" draw:z-index="2"><draw:text-box><text:p text:style-name="P16">Копировал<text:tab/>Формат А4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 fo:background-color="transparent">
        <style:tab-stops/>
        <style:background-image/>
      </style:paragraph-properties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5T15:34:24</dc:date>
    <dc:creator>Константин </dc:creator>
    <meta:editing-duration>PT5H52M42S</meta:editing-duration>
    <meta:editing-cycles>27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29" meta:word-count="44" meta:character-count="215" meta:non-whitespace-character-count="200"/>
  </office:meta>
</office:document-meta>
</file>